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18354" officeooo:paragraph-rsid="00018354"/>
    </style:style>
    <style:style style:name="P2" style:family="paragraph" style:parent-style-name="Text_20_body">
      <style:text-properties fo:language="ru" fo:country="RU" officeooo:rsid="00069d2d" officeooo:paragraph-rsid="00069d2d"/>
    </style:style>
    <style:style style:name="P3" style:family="paragraph" style:parent-style-name="Text_20_body">
      <style:text-properties fo:language="ru" fo:country="RU" officeooo:rsid="000bec41" officeooo:paragraph-rsid="00096866"/>
    </style:style>
    <style:style style:name="P4" style:family="paragraph" style:parent-style-name="Text_20_body">
      <style:text-properties fo:language="ru" fo:country="RU" officeooo:rsid="000d4e60" officeooo:paragraph-rsid="000d4e60"/>
    </style:style>
    <style:style style:name="P5" style:family="paragraph" style:parent-style-name="Text_20_body">
      <style:text-properties fo:language="ru" fo:country="RU" officeooo:rsid="000e1d56" officeooo:paragraph-rsid="000e1d56"/>
    </style:style>
    <style:style style:name="P6" style:family="paragraph" style:parent-style-name="Text_20_body">
      <style:text-properties fo:language="ru" fo:country="RU" officeooo:rsid="000fe714" officeooo:paragraph-rsid="000fe714"/>
    </style:style>
    <style:style style:name="P7" style:family="paragraph" style:parent-style-name="Text_20_body">
      <style:text-properties officeooo:rsid="000789b4" officeooo:paragraph-rsid="000789b4"/>
    </style:style>
    <style:style style:name="P8" style:family="paragraph" style:parent-style-name="Text_20_body">
      <style:text-properties officeooo:rsid="00096866" officeooo:paragraph-rsid="00096866"/>
    </style:style>
    <style:style style:name="P9" style:family="paragraph" style:parent-style-name="Heading_20_1">
      <style:text-properties fo:language="ru" fo:country="RU" officeooo:rsid="00018354" officeooo:paragraph-rsid="00018354"/>
    </style:style>
    <style:style style:name="P10" style:family="paragraph" style:parent-style-name="Heading_20_1" style:list-style-name="">
      <style:text-properties fo:language="ru" fo:country="RU" officeooo:rsid="000789b4" officeooo:paragraph-rsid="000789b4"/>
    </style:style>
    <style:style style:name="P11" style:family="paragraph" style:parent-style-name="Heading_20_1">
      <style:paragraph-properties fo:break-before="page"/>
      <style:text-properties fo:language="ru" fo:country="RU" officeooo:rsid="000789b4" officeooo:paragraph-rsid="000789b4"/>
    </style:style>
    <style:style style:name="P12" style:family="paragraph" style:parent-style-name="Heading_20_2">
      <style:text-properties fo:language="ru" fo:country="RU" officeooo:rsid="000789b4" officeooo:paragraph-rsid="000789b4"/>
    </style:style>
    <style:style style:name="P13" style:family="paragraph" style:parent-style-name="Heading_20_2">
      <style:text-properties fo:language="ru" fo:country="RU" officeooo:rsid="000bec41" officeooo:paragraph-rsid="000bec41"/>
    </style:style>
    <style:style style:name="P14" style:family="paragraph" style:parent-style-name="Heading_20_2">
      <style:text-properties fo:language="ru" fo:country="RU" officeooo:rsid="0008c91b" officeooo:paragraph-rsid="0008c91b"/>
    </style:style>
    <style:style style:name="P15" style:family="paragraph" style:parent-style-name="Title">
      <style:paragraph-properties fo:break-before="page"/>
      <style:text-properties fo:language="en" fo:country="US" officeooo:rsid="00018354" officeooo:paragraph-rsid="00018354"/>
    </style:style>
    <style:style style:name="P16" style:family="paragraph" style:parent-style-name="Text_20_body" style:list-style-name="L1">
      <style:text-properties officeooo:rsid="00018354" officeooo:paragraph-rsid="00018354"/>
    </style:style>
    <style:style style:name="P17" style:family="paragraph" style:parent-style-name="Text_20_body" style:list-style-name="L1">
      <style:text-properties fo:language="ru" fo:country="RU" officeooo:rsid="00018354" officeooo:paragraph-rsid="00018354"/>
    </style:style>
    <style:style style:name="P18" style:family="paragraph" style:parent-style-name="Text_20_body" style:list-style-name="L1">
      <style:text-properties fo:language="ru" fo:country="RU" officeooo:rsid="00038b94" officeooo:paragraph-rsid="00038b94"/>
    </style:style>
    <style:style style:name="P19" style:family="paragraph" style:parent-style-name="Text_20_body" style:list-style-name="L1">
      <style:text-properties fo:language="ru" fo:country="RU" officeooo:rsid="00050934" officeooo:paragraph-rsid="00050934"/>
    </style:style>
    <style:style style:name="P20" style:family="paragraph" style:parent-style-name="Text_20_body" style:list-style-name="L1">
      <style:text-properties fo:language="ru" fo:country="RU" officeooo:rsid="00069d2d" officeooo:paragraph-rsid="00069d2d"/>
    </style:style>
    <style:style style:name="P21" style:family="paragraph" style:parent-style-name="Text_20_body">
      <style:text-properties fo:language="ru" fo:country="RU" officeooo:rsid="000789b4" officeooo:paragraph-rsid="000789b4"/>
    </style:style>
    <style:style style:name="P22" style:family="paragraph" style:parent-style-name="Text_20_body">
      <style:text-properties fo:language="ru" fo:country="RU" officeooo:rsid="0008c91b" officeooo:paragraph-rsid="0008c91b"/>
    </style:style>
    <style:style style:name="P23" style:family="paragraph" style:parent-style-name="Text_20_body">
      <style:text-properties fo:language="ru" fo:country="RU" officeooo:rsid="00096866" officeooo:paragraph-rsid="000bec41"/>
    </style:style>
    <style:style style:name="P24" style:family="paragraph" style:parent-style-name="Text_20_body">
      <style:text-properties fo:language="ru" fo:country="RU" officeooo:rsid="00096866" officeooo:paragraph-rsid="00096866"/>
    </style:style>
    <style:style style:name="P25" style:family="paragraph" style:parent-style-name="Text_20_body">
      <style:text-properties fo:language="en" fo:country="US" officeooo:rsid="000789b4" officeooo:paragraph-rsid="000789b4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8b94"/>
    </style:style>
    <style:style style:name="T3" style:family="text">
      <style:text-properties fo:language="ru" fo:country="RU" officeooo:rsid="0008c91b"/>
    </style:style>
    <style:style style:name="T4" style:family="text">
      <style:text-properties fo:language="ru" fo:country="RU" officeooo:rsid="000abc5b"/>
    </style:style>
    <style:style style:name="T5" style:family="text">
      <style:text-properties officeooo:rsid="000e1d5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<text:a xlink:type="simple" xlink:href="#__RefHeading___Toc266_3622227023" text:style-name="Index_20_Link" text:visited-style-name="Index_20_Link">Требование<text:tab/>2</text:a></text:p>
          <text:p text:style-name="P26"><text:a xlink:type="simple" xlink:href="#__RefHeading___Toc268_3622227023" text:style-name="Index_20_Link" text:visited-style-name="Index_20_Link">Архитектура<text:tab/>3</text:a></text:p>
          <text:p text:style-name="P27"><text:a xlink:type="simple" xlink:href="#__RefHeading___Toc270_3622227023" text:style-name="Index_20_Link" text:visited-style-name="Index_20_Link">Коммуникатор<text:tab/>3</text:a></text:p>
          <text:p text:style-name="P27"><text:a xlink:type="simple" xlink:href="#__RefHeading___Toc272_3622227023" text:style-name="Index_20_Link" text:visited-style-name="Index_20_Link">Мультикоммуникатор<text:tab/>3</text:a></text:p>
          <text:p text:style-name="P27"><text:a xlink:type="simple" xlink:href="#__RefHeading___Toc274_3622227023" text:style-name="Index_20_Link" text:visited-style-name="Index_20_Link">Роутер<text:tab/>3</text:a></text:p>
        </text:index-body>
      </text:table-of-content>
      <text:p text:style-name="Text_20_body"/>
      <text:p text:style-name="P15">AsynComm</text:p>
      <text:p text:style-name="P1">Система асинхронных модулей.</text:p>
      <text:h text:style-name="P9" text:outline-level="1"><text:bookmark-start text:name="__RefHeading___Toc266_3622227023"/>Требование<text:bookmark-end text:name="__RefHeading___Toc266_3622227023"/></text:h>
      <text:list xml:id="list1517112124" text:style-name="L1">
        <text:list-item>
          <text:p text:style-name="P17">Связь через сообщения между модулями.</text:p>
        </text:list-item>
        <text:list-item>
          <text:p text:style-name="P17">Гарантируется что сообщения придут в том порядке что отправлены.</text:p>
        </text:list-item>
        <text:list-item>
          <text:p text:style-name="P17">Два потока сообщений: Входящий и Выходящий.</text:p>
        </text:list-item>
        <text:list-item>
          <text:p text:style-name="P18">Коммуникатор состоит из двух функции подключения. При вызове первой фукнции поисходит подключение статичной стороны коммуникатора. При вызове второй подключение динамической стороны коммуникатора.</text:p>
          <text:list>
            <text:list-item>
              <text:p text:style-name="P18">Статическая сторона подключается первой и только один раз.</text:p>
            </text:list-item>
            <text:list-item>
              <text:p text:style-name="P19">Между подключением статической стороны и динамической может пройти некоторое время, все это время коммуникатор должен хранить сообщения отправленные другой стороне которая еще не подключилась.</text:p>
            </text:list-item>
            <text:list-item>
              <text:p text:style-name="P18">Динамическая может быть переподключена несколько раз.</text:p>
            </text:list-item>
            <text:list-item>
              <text:p text:style-name="P18">Обе функции принимают функцию которая будет принимать входящий поток сообщений и возвращают функцию которая принимает исходящие сообщения.</text:p>
            </text:list-item>
            <text:list-item>
              <text:p text:style-name="P19">В некоторых случая возвращенная функция отправки сообщений может быть передана в несколько мест.</text:p>
            </text:list-item>
          </text:list>
        </text:list-item>
        <text:list-item>
          <text:p text:style-name="P17">Возможность встраивания в каждый из потоков функции трансформации сообщения.</text:p>
          <text:list>
            <text:list-item>
              <text:p text:style-name="P17">Функция для встраивания в поток как может возвращать преобразованное сообщение так и не возвращать ничего, в этом случае считается что она не изменяет сообщение.</text:p>
            </text:list-item>
          </text:list>
        </text:list-item>
        <text:list-item>
          <text:p text:style-name="P16"><text:span text:style-name="T1">Роутер принимающий сообщение, и передающий его по адресу указанному в сообщении. </text:span><text:span text:style-name="T2">Фукнция подключения у роутера принимает только коммуникатор и адрес для него.</text:span></text:p>
        </text:list-item>
        <text:list-item>
          <text:p text:style-name="P20">Пулл — коммуникатор с подключением «один ко многим». Принимает сообщения от статического коммуникатора и раздает всем в пулле, так же все сообщения от пулла передает статическому коммуникатору.</text:p>
        </text:list-item>
      </text:list>
      <text:p text:style-name="P2"/>
      <text:h text:style-name="P10" text:outline-level="1"/>
      <text:h text:style-name="P11" text:outline-level="1"><text:bookmark-start text:name="__RefHeading___Toc268_3622227023"/>Архитектура<text:bookmark-end text:name="__RefHeading___Toc268_3622227023"/></text:h>
      <text:h text:style-name="P12" text:outline-level="2"><text:bookmark-start text:name="__RefHeading___Toc270_3622227023"/>Коммуникатор<text:bookmark-end text:name="__RefHeading___Toc270_3622227023"/></text:h>
      <text:p text:style-name="P21">Соединяет один к одному ассинхронные модули. </text:p>
      <text:p text:style-name="P21">Один из них подключается статически, другой динамически.</text:p>
      <text:p text:style-name="P21">Конструктор принимает две функции, первая пропускает через себя входящий в статический модуль поток сообщений, вторая исходящий поток.</text:p>
      <text:p text:style-name="P22">Третьим необязательным аргументом идет копирование сообщений во избежания сохранения ссылки на это сообщения другими модулями.</text:p>
      <text:p text:style-name="P21">Инциализированный коммуникатор имеет метод подключения.</text:p>
      <text:p text:style-name="P21">При первом вызове метода подключается статический модуль</text:p>
      <text:p text:style-name="P7"><text:span text:style-name="T1">При всех последующих </text:span><text:span text:style-name="T3">вызовах подключается вторая сторона динамически.</text:span></text:p>
      <text:p text:style-name="P22">При повторном подключении динамической стороны, старое динамическое соединение будет разорвано.</text:p>
      <text:p text:style-name="P23"/>
      <text:h text:style-name="P13" text:outline-level="2"><text:bookmark-start text:name="__RefHeading___Toc272_3622227023"/>Мультикоммуникатор<text:bookmark-end text:name="__RefHeading___Toc272_3622227023"/></text:h>
      <text:p text:style-name="P4"><text:span text:style-name="T5">Конструктор этого коммуникатора</text:span> принимает в качестве аргумента<text:span text:style-name="T5"> обычный коммуникатор, и возвращает коммуникатор с возможностью множественного подключения.</text:span></text:p>
      <text:p text:style-name="P5">Сообщения от простого коммуникатора будут раздаваться всем подключениям, а сообщения от подключений будут передаваться только простому коммуникатору.</text:p>
      <text:p text:style-name="P6">Важно понимать что если простой коммуникатор накопил в сообщения в ожидании подключения, то все эти сообщения буду переданы после первого же подключения в следующем тике.</text:p>
      <text:h text:style-name="P14" text:outline-level="2"><text:bookmark-start text:name="__RefHeading___Toc274_3622227023"/>Роутер<text:bookmark-end text:name="__RefHeading___Toc274_3622227023"/></text:h>
      <text:p text:style-name="P22">Осуществляет маршрутизацию между несколькими коммуникаторами по адресам.</text:p>
      <text:p text:style-name="P22">Конструктор на вход принимает один аргумент, который является логгирующей функцией.</text:p>
      <text:p text:style-name="P22">Логгирующей функции передается каждое сообщение проходящие сквозь роутер.</text:p>
      <text:p text:style-name="P24">Роутер имеет метод для подключения коммуникаторов.</text:p>
      <text:p text:style-name="P24">Метод принимает два аргумента.</text:p>
      <text:p text:style-name="P24">Первым коммуникатор.</text:p>
      <text:p text:style-name="P8"><text:soft-page-break/><text:span text:style-name="T1">Вторым </text:span><text:span text:style-name="T4">адрес</text:span><text:span text:style-name="T1"> коммуникатор</text:span><text:span text:style-name="T4">а</text:span><text:span text:style-name="T1">.</text:span></text:p>
      <text:p text:style-name="P3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2-25T17:09:34.300000000</dc:date>
    <meta:editing-duration>PT2H17M58S</meta:editing-duration>
    <meta:editing-cycles>11</meta:editing-cycles>
    <meta:document-statistic meta:table-count="0" meta:image-count="0" meta:object-count="0" meta:page-count="4" meta:paragraph-count="44" meta:word-count="397" meta:character-count="3111" meta:non-whitespace-character-count="2769"/>
  </office:meta>
</office:document-meta>
</file>